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officeooo:paragraph-rsid="0004c7f9"/>
    </style:style>
    <style:style style:name="P8" style:family="paragraph" style:parent-style-name="Standard">
      <style:text-properties officeooo:paragraph-rsid="0009778c"/>
    </style:style>
    <style:style style:name="P9" style:family="paragraph" style:parent-style-name="Standard">
      <style:text-properties officeooo:paragraph-rsid="00165b36"/>
    </style:style>
    <style:style style:name="P10" style:family="paragraph" style:parent-style-name="Text_20_body">
      <style:text-properties fo:language="cs" fo:country="CZ" officeooo:rsid="0011df54" officeooo:paragraph-rsid="0011df54"/>
    </style:style>
    <style:style style:name="P11" style:family="paragraph" style:parent-style-name="Text_20_body">
      <style:text-properties fo:language="cs" fo:country="CZ" officeooo:rsid="00165b36" officeooo:paragraph-rsid="0017f092"/>
    </style:style>
    <style:style style:name="P12" style:family="paragraph" style:parent-style-name="Text_20_body">
      <style:text-properties fo:language="cs" fo:country="CZ" officeooo:rsid="0017f092" officeooo:paragraph-rsid="0017f092"/>
    </style:style>
    <style:style style:name="P13" style:family="paragraph" style:parent-style-name="Text_20_body">
      <style:text-properties officeooo:paragraph-rsid="0017f092"/>
    </style:style>
    <style:style style:name="P14" style:family="paragraph" style:parent-style-name="Title">
      <style:text-properties officeooo:paragraph-rsid="00070a5d"/>
    </style:style>
    <style:style style:name="P15" style:family="paragraph" style:parent-style-name="Heading_20_1">
      <style:text-properties style:font-name="Liberation Sans" fo:font-size="18.2000007629395pt" fo:language="cs" fo:country="CZ" fo:font-weight="bold" officeooo:rsid="0011df54" officeooo:paragraph-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6" style:family="paragraph" style:parent-style-name="Standard" style:list-style-name="L1">
      <style:text-properties fo:language="cs" fo:country="CZ" officeooo:rsid="0005b474" officeooo:paragraph-rsid="001dfd90"/>
    </style:style>
    <style:style style:name="P17" style:family="paragraph" style:parent-style-name="Standard">
      <style:text-properties fo:language="cs" fo:country="CZ" officeooo:rsid="0005b474" officeooo:paragraph-rsid="001dfd90"/>
    </style:style>
    <style:style style:name="P18" style:family="paragraph" style:parent-style-name="Standard">
      <style:text-properties fo:language="cs" fo:country="CZ" officeooo:rsid="00271eec" officeooo:paragraph-rsid="001dfd90"/>
    </style:style>
    <style:style style:name="P19" style:family="paragraph" style:parent-style-name="Standard" style:list-style-name="L1">
      <style:text-properties fo:language="cs" fo:country="CZ" officeooo:rsid="004987e1" officeooo:paragraph-rsid="001dfd90"/>
    </style:style>
    <style:style style:name="P20" style:family="paragraph" style:parent-style-name="Standard" style:list-style-name="L1">
      <style:text-properties fo:language="cs" fo:country="CZ" officeooo:rsid="006cff5c" officeooo:paragraph-rsid="001dfd90"/>
    </style:style>
    <style:style style:name="P21" style:family="paragraph" style:parent-style-name="Standard" style:list-style-name="L1">
      <style:text-properties fo:language="cs" fo:country="CZ" officeooo:rsid="004e4c76" officeooo:paragraph-rsid="001dfd90"/>
    </style:style>
    <style:style style:name="P22" style:family="paragraph" style:parent-style-name="Standard" style:list-style-name="L3">
      <style:text-properties fo:language="cs" fo:country="CZ" officeooo:rsid="004e4c76" officeooo:paragraph-rsid="001ec47a"/>
    </style:style>
    <style:style style:name="P23" style:family="paragraph" style:parent-style-name="Standard">
      <style:text-properties fo:language="cs" fo:country="CZ" officeooo:rsid="001ec47a" officeooo:paragraph-rsid="001ec47a"/>
    </style:style>
    <style:style style:name="P24" style:family="paragraph" style:parent-style-name="Standard" style:list-style-name="L2">
      <style:text-properties fo:language="cs" fo:country="CZ" officeooo:rsid="004bbb56" officeooo:paragraph-rsid="001ec47a"/>
    </style:style>
    <style:style style:name="P25" style:family="paragraph" style:parent-style-name="Standard" style:list-style-name="L2">
      <style:text-properties fo:language="cs" fo:country="CZ" officeooo:rsid="004d6c95" officeooo:paragraph-rsid="001ec47a"/>
    </style:style>
    <style:style style:name="P26" style:family="paragraph" style:parent-style-name="Standard" style:list-style-name="L2">
      <style:text-properties fo:language="cs" fo:country="CZ" officeooo:rsid="004e6f17" officeooo:paragraph-rsid="001ec47a"/>
    </style:style>
    <style:style style:name="P27" style:family="paragraph" style:parent-style-name="Standard" style:list-style-name="L3">
      <style:text-properties fo:language="cs" fo:country="CZ" officeooo:rsid="005360c3" officeooo:paragraph-rsid="001ec47a"/>
    </style:style>
    <style:style style:name="P28" style:family="paragraph" style:parent-style-name="Standard" style:list-style-name="L3">
      <style:text-properties fo:language="cs" fo:country="CZ" officeooo:rsid="0055b1d1" officeooo:paragraph-rsid="001ec47a"/>
    </style:style>
    <style:style style:name="P29" style:family="paragraph" style:parent-style-name="Standard">
      <style:text-properties fo:language="cs" fo:country="CZ" officeooo:rsid="000659d3" officeooo:paragraph-rsid="001ec47a"/>
    </style:style>
    <style:style style:name="P30" style:family="paragraph" style:parent-style-name="Standard" style:list-style-name="L4">
      <style:text-properties fo:language="cs" fo:country="CZ" officeooo:rsid="00527605" officeooo:paragraph-rsid="001ec47a"/>
    </style:style>
    <style:style style:name="P31" style:family="paragraph" style:parent-style-name="Standard" style:list-style-name="L4">
      <style:text-properties fo:language="cs" fo:country="CZ" officeooo:rsid="0050ee42" officeooo:paragraph-rsid="001ec47a"/>
    </style:style>
    <style:style style:name="P32" style:family="paragraph" style:parent-style-name="Standard" style:list-style-name="L1">
      <style:text-properties officeooo:rsid="004a3c30" officeooo:paragraph-rsid="001dfd90"/>
    </style:style>
    <style:style style:name="P33" style:family="paragraph" style:parent-style-name="Standard" style:list-style-name="L1">
      <style:text-properties officeooo:paragraph-rsid="001dfd90"/>
    </style:style>
    <style:style style:name="P34" style:family="paragraph" style:parent-style-name="Standard" style:list-style-name="L1">
      <style:text-properties officeooo:rsid="007e3237" officeooo:paragraph-rsid="001dfd90"/>
    </style:style>
    <style:style style:name="P35" style:family="paragraph" style:parent-style-name="Standard" style:list-style-name="L1">
      <style:text-properties officeooo:rsid="004e4c76" officeooo:paragraph-rsid="001dfd90"/>
    </style:style>
    <style:style style:name="P36" style:family="paragraph" style:parent-style-name="Standard" style:list-style-name="L2">
      <style:text-properties officeooo:rsid="006c3b85" officeooo:paragraph-rsid="001ec47a"/>
    </style:style>
    <style:style style:name="P37" style:family="paragraph" style:parent-style-name="Standard">
      <style:text-properties officeooo:rsid="006c3b85" officeooo:paragraph-rsid="001ec47a"/>
    </style:style>
    <style:style style:name="P38" style:family="paragraph" style:parent-style-name="Standard" style:list-style-name="L3">
      <style:text-properties officeooo:rsid="006c3b85" officeooo:paragraph-rsid="001ec47a"/>
    </style:style>
    <style:style style:name="P39" style:family="paragraph" style:parent-style-name="Standard" style:list-style-name="L4">
      <style:text-properties officeooo:rsid="006c3b85" officeooo:paragraph-rsid="001ec47a"/>
    </style:style>
    <style:style style:name="P40" style:family="paragraph" style:parent-style-name="Standard" style:list-style-name="L2">
      <style:text-properties officeooo:rsid="004d6c95" officeooo:paragraph-rsid="001ec47a"/>
    </style:style>
    <style:style style:name="P41" style:family="paragraph" style:parent-style-name="Standard" style:list-style-name="L2">
      <style:text-properties officeooo:rsid="006d1715" officeooo:paragraph-rsid="001ec47a"/>
    </style:style>
    <style:style style:name="P42" style:family="paragraph" style:parent-style-name="Standard" style:list-style-name="L2">
      <style:text-properties officeooo:paragraph-rsid="001ec47a"/>
    </style:style>
    <style:style style:name="P43" style:family="paragraph" style:parent-style-name="Standard" style:list-style-name="L2">
      <style:text-properties officeooo:rsid="004e6f17" officeooo:paragraph-rsid="001ec47a"/>
    </style:style>
    <style:style style:name="P44" style:family="paragraph" style:parent-style-name="Standard" style:list-style-name="L3">
      <style:text-properties fo:language="en" fo:country="US" officeooo:rsid="00551116" officeooo:paragraph-rsid="001ec47a"/>
    </style:style>
    <style:style style:name="P45" style:family="paragraph" style:parent-style-name="Standard">
      <style:text-properties officeooo:paragraph-rsid="001ec47a"/>
    </style:style>
    <style:style style:name="P46" style:family="paragraph" style:parent-style-name="Standard" style:list-style-name="L4">
      <style:text-properties officeooo:paragraph-rsid="001ec47a"/>
    </style:style>
    <style:style style:name="P47" style:family="paragraph" style:parent-style-name="Standard" style:list-style-name="L4">
      <style:text-properties officeooo:rsid="00527605" officeooo:paragraph-rsid="001ec47a"/>
    </style:style>
    <style:style style:name="P48" style:family="paragraph" style:parent-style-name="Standard" style:list-style-name="L4">
      <style:text-properties officeooo:rsid="00517c07" officeooo:paragraph-rsid="001ec47a"/>
    </style:style>
    <style:style style:name="P49" style:family="paragraph" style:parent-style-name="Standard" style:list-style-name="L4">
      <style:text-properties officeooo:rsid="006527d7" officeooo:paragraph-rsid="001ec47a"/>
    </style:style>
    <style:style style:name="P50" style:family="paragraph" style:parent-style-name="Text_20_body">
      <style:text-properties fo:language="cs" fo:country="CZ" officeooo:rsid="0016d194" officeooo:paragraph-rsid="0017f092"/>
    </style:style>
    <style:style style:name="P51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52" style:family="paragraph" style:parent-style-name="Text_20_body">
      <style:text-properties fo:language="cs" fo:country="CZ" officeooo:rsid="00101867" officeooo:paragraph-rsid="001c23cb"/>
    </style:style>
    <style:style style:name="P53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54" style:family="paragraph" style:parent-style-name="Text_20_body">
      <style:text-properties fo:language="cs" fo:country="CZ" officeooo:rsid="00271eec" officeooo:paragraph-rsid="001ec47a"/>
    </style:style>
    <style:style style:name="P55" style:family="paragraph" style:parent-style-name="Text_20_body">
      <style:text-properties officeooo:paragraph-rsid="001c23cb"/>
    </style:style>
    <style:style style:name="P56" style:family="paragraph" style:parent-style-name="Text_20_body">
      <style:text-properties officeooo:paragraph-rsid="001ec47a"/>
    </style:style>
    <style:style style:name="P57" style:family="paragraph" style:parent-style-name="Title">
      <style:paragraph-properties fo:break-before="page"/>
    </style:style>
    <style:style style:name="P58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6" style:family="text">
      <style:text-properties fo:language="cs" fo:country="CZ" officeooo:rsid="001c23cb"/>
    </style:style>
    <style:style style:name="T37" style:family="text">
      <style:text-properties fo:language="cs" fo:country="CZ" officeooo:rsid="004987e1"/>
    </style:style>
    <style:style style:name="T38" style:family="text">
      <style:text-properties fo:language="cs" fo:country="CZ" officeooo:rsid="0070f821"/>
    </style:style>
    <style:style style:name="T39" style:family="text">
      <style:text-properties fo:language="cs" fo:country="CZ" officeooo:rsid="006cff5c"/>
    </style:style>
    <style:style style:name="T40" style:family="text">
      <style:text-properties fo:language="cs" fo:country="CZ" officeooo:rsid="0067e1e5"/>
    </style:style>
    <style:style style:name="T41" style:family="text">
      <style:text-properties fo:language="cs" fo:country="CZ" officeooo:rsid="00640e87"/>
    </style:style>
    <style:style style:name="T42" style:family="text">
      <style:text-properties fo:language="cs" fo:country="CZ" officeooo:rsid="0055b1d1"/>
    </style:style>
    <style:style style:name="T43" style:family="text">
      <style:text-properties fo:language="cs" fo:country="CZ" officeooo:rsid="007edc49"/>
    </style:style>
    <style:style style:name="T44" style:family="text">
      <style:text-properties fo:language="cs" fo:country="CZ" fo:font-weight="bold" officeooo:rsid="007edc49" style:font-weight-asian="bold" style:font-weight-complex="bold"/>
    </style:style>
    <style:style style:name="T45" style:family="text">
      <style:text-properties fo:language="cs" fo:country="CZ" officeooo:rsid="006c3b85"/>
    </style:style>
    <style:style style:name="T46" style:family="text">
      <style:text-properties fo:language="cs" fo:country="CZ" officeooo:rsid="004e4c76"/>
    </style:style>
    <style:style style:name="T47" style:family="text">
      <style:text-properties fo:language="cs" fo:country="CZ" officeooo:rsid="00517c07"/>
    </style:style>
    <style:style style:name="T48" style:family="text">
      <style:text-properties fo:language="cs" fo:country="CZ" officeooo:rsid="00522026"/>
    </style:style>
    <style:style style:name="T49" style:family="text">
      <style:text-properties fo:language="cs" fo:country="CZ" officeooo:rsid="00527605"/>
    </style:style>
    <style:style style:name="T50" style:family="text">
      <style:text-properties fo:language="cs" fo:country="CZ" officeooo:rsid="005360c3"/>
    </style:style>
    <style:style style:name="T51" style:family="text">
      <style:text-properties fo:language="cs" fo:country="CZ" officeooo:rsid="006527d7"/>
    </style:style>
    <style:style style:name="T52" style:family="text">
      <style:text-properties fo:language="cs" fo:country="CZ" officeooo:rsid="008a183c"/>
    </style:style>
    <style:style style:name="T53" style:family="text">
      <style:text-properties fo:language="cs" fo:country="CZ" officeooo:rsid="0050ee42"/>
    </style:style>
    <style:style style:name="T54" style:family="text">
      <style:text-properties fo:language="cs" fo:country="CZ" officeooo:rsid="000659d3"/>
    </style:style>
    <style:style style:name="T55" style:family="text">
      <style:text-properties fo:language="cs" fo:country="CZ" officeooo:rsid="007eb97a"/>
    </style:style>
    <style:style style:name="T56" style:family="text">
      <style:text-properties fo:language="cs" fo:country="CZ" officeooo:rsid="001ec47a"/>
    </style:style>
    <style:style style:name="T57" style:family="text">
      <style:text-properties fo:language="cs" fo:country="CZ" officeooo:rsid="001ee081"/>
    </style:style>
    <style:style style:name="T58" style:family="text">
      <style:text-properties officeooo:rsid="0009778c"/>
    </style:style>
    <style:style style:name="T59" style:family="text">
      <style:text-properties officeooo:rsid="000c4614"/>
    </style:style>
    <style:style style:name="T60" style:family="text">
      <style:text-properties officeooo:rsid="000ec4e1"/>
    </style:style>
    <style:style style:name="T61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2" style:family="text">
      <style:text-properties officeooo:rsid="00137542"/>
    </style:style>
    <style:style style:name="T63" style:family="text">
      <style:text-properties officeooo:rsid="0014e4be"/>
    </style:style>
    <style:style style:name="T64" style:family="text">
      <style:text-properties officeooo:rsid="0016d194"/>
    </style:style>
    <style:style style:name="T65" style:family="text">
      <style:text-properties officeooo:rsid="00170287"/>
    </style:style>
    <style:style style:name="T66" style:family="text">
      <style:text-properties officeooo:rsid="001a3859"/>
    </style:style>
    <style:style style:name="T67" style:family="text">
      <style:text-properties fo:language="en" fo:country="US" officeooo:rsid="0009778c"/>
    </style:style>
    <style:style style:name="T68" style:family="text">
      <style:text-properties fo:language="en" fo:country="US" fo:font-style="italic" officeooo:rsid="001120dc" style:font-style-asian="italic" style:font-style-complex="italic"/>
    </style:style>
    <style:style style:name="T69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70" style:family="text">
      <style:text-properties fo:language="en" fo:country="US" officeooo:rsid="001120dc"/>
    </style:style>
    <style:style style:name="T71" style:family="text">
      <style:text-properties fo:language="en" fo:country="US" officeooo:rsid="000ad30e"/>
    </style:style>
    <style:style style:name="T72" style:family="text">
      <style:text-properties fo:language="en" fo:country="US" officeooo:rsid="00101867"/>
    </style:style>
    <style:style style:name="T73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67e1e5" style:font-weight-asian="normal" style:font-weight-complex="normal"/>
    </style:style>
    <style:style style:name="T76" style:family="text">
      <style:text-properties fo:font-weight="normal" officeooo:rsid="006c3b85" style:font-weight-asian="normal" style:font-weight-complex="normal"/>
    </style:style>
    <style:style style:name="T77" style:family="text">
      <style:text-properties officeooo:rsid="0067e1e5"/>
    </style:style>
    <style:style style:name="T78" style:family="text">
      <style:text-properties officeooo:rsid="004e6f17"/>
    </style:style>
    <style:style style:name="T79" style:family="text">
      <style:text-properties officeooo:rsid="00640e87"/>
    </style:style>
    <style:style style:name="T80" style:family="text">
      <style:text-properties officeooo:rsid="001ec47a"/>
    </style:style>
    <style:style style:name="T81" style:family="text">
      <style:text-properties officeooo:rsid="006c3b85"/>
    </style:style>
    <style:style style:name="T82" style:family="text">
      <style:text-properties officeooo:rsid="0055b1d1"/>
    </style:style>
    <style:style style:name="T83" style:family="text">
      <style:text-properties officeooo:rsid="007edc49"/>
    </style:style>
    <style:style style:name="T84" style:family="text">
      <style:text-properties fo:font-weight="bold" officeooo:rsid="007edc49" style:font-weight-asian="bold" style:font-weight-complex="bold"/>
    </style:style>
    <style:style style:name="T85" style:family="text">
      <style:text-properties officeooo:rsid="007eb97a"/>
    </style:style>
    <style:style style:name="T86" style:family="text">
      <style:text-properties officeooo:rsid="000659d3"/>
    </style:style>
    <style:style style:name="T87" style:family="text">
      <style:text-properties officeooo:rsid="001ee081"/>
    </style:style>
    <style:style style:name="T88" style:family="text">
      <style:text-properties officeooo:rsid="002062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K</text:span>obok</text:p>
      <text:h text:style-name="Heading_20_1" text:outline-level="1">Prolog</text:h>
      <text:p text:style-name="P1"/>
      <text:p text:style-name="P7"><text:span text:style-name="T3"><text:tab/></text:span><text:span text:style-name="T57">Říše Caerelus, m</text:span><text:span text:style-name="T10">ěsto </text:span><text:span text:style-name="T3">Arpegos, </text:span><text:span text:style-name="T6">rok </text:span><text:span text:style-name="T3">759 </text:span><text:span text:style-name="T6">po</text:span><text:span text:style-name="T4"> </text:span><text:span text:style-name="T6">Velké </text:span><text:span text:style-name="T16">Potopě</text:span><text:span text:style-name="T4">.</text:span></text:p>
      <text:p text:style-name="P1"/>
      <text:p text:style-name="P1"><text:tab/>Magistr <text:span text:style-name="T87">kartograf </text:span>Avelard z Arpegosu si zavolá svého otroka a sluhu Elegia, <text:span text:style-name="T58">kterého</text:span> požádá, aby jej doprovodil na tržiště, kde si potřebuje nakoupit pergamen, psací potřeby <text:span text:style-name="T1">a lampový olej</text:span>. Je třeba vzít ze sklepa nějaké trofeje z cesty na Kobok a ty prodat. Avelard svému sluhovi Elegiovi postupně vyloží, že se chystá sepsat cestopis podle svých dobrodružství na poloostrově Kobok, který právě on jako první <text:span text:style-name="T66">C</text:span>erelusan procestoval a zmapoval.</text:p>
      <text:p text:style-name="P7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4">muži, kteří je právě přepadli, </text:span><text:span text:style-name="T7">ale rozhodně ne</text:span><text:span text:style-name="T4"> jeho přátelé z Koboku.</text:span></text:p>
      <text:p text:style-name="P1"><text:tab/><text:span text:style-name="T59">Když se vrátí zpět na panství, </text:span><text:span text:style-name="T1">Avelard zasedne ke stolu, zapálí olejovou lampu a začne psát…</text:span>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63">pohlaví</text:span><text:span text:style-name="T1"> a portrétu (Adelan, Kalinga, Juki </text:span><text:span text:style-name="T63">nebo</text:span><text:span text:style-name="T1"> </text:span><text:span text:style-name="T60">R</text:span><text:span text:style-name="T1">a</text:span><text:span text:style-name="T60">b</text:span><text:span text:style-name="T1">ar)</text:span></text:p>
      <text:p text:style-name="P1"><text:tab/></text:p>
      <text:p text:style-name="P8"><text:span text:style-name="T3"><text:tab/></text:span><text:span text:style-name="T4">Poloostrov Kobok, </text:span><text:span text:style-name="T6">rok </text:span><text:span text:style-name="T4">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15" text:outline-level="1">Díl první</text:h>
      <text:p text:style-name="P4">Úvod do hlavního úkolu hráčova národa. <text:span text:style-name="T64">Díl končí v Ulpiku, když se hrdinové dozví o mořské příšeře a že budou muset přejít </text:span><text:span text:style-name="T87">Velké </text:span><text:span text:style-name="T64">Perunovy </text:span>hory na Kontinent a navštívit Starý Přístav nebo Arpegos.</text:p>
      <text:p text:style-name="P3"/>
      <text:h text:style-name="Heading_20_1" text:outline-level="1"><text:span text:style-name="T61">Díl druhý</text:span> – Perunov<text:span text:style-name="T61">y</text:span> hory</text:h>
      <text:p text:style-name="P10">Přejít Perunovy hory a dostat se na Kontinent nebude snadné. <text:span text:style-name="T65">Nejprve je potřeba doplnit členy družiny a vybavit se zásobami.</text:span> <text:span text:style-name="T63">V horách </text:span><text:span text:style-name="T65">potom </text:span><text:span text:style-name="T63">potkají naši hrdinové zvláštní národ Troglodytů, v jejichž jeskyni musí přečkat bouři. </text:span><text:span text:style-name="T65">Jeskyně později umožní překročit hory rychleji.</text:span> Díl končí na konci horského průsmyku, kde začíná Kontinent.</text:p>
      <text:h text:style-name="Heading_20_1" text:outline-level="1">Díl třetí – <text:span text:style-name="T62">Mocný národ</text:span><text:span text:style-name="T9"> </text:span><text:span text:style-name="T62">Caerelus</text:span></text:h>
      <text:p text:style-name="P55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36">a společně</text:span><text:span text:style-name="T16"> </text:span><text:span text:style-name="T13">s Avelardem</text:span><text:span text:style-name="T16"> </text:span><text:span text:style-name="T57">procestuje </text:span><text:span text:style-name="T13">jižní část Kontinentu. , pak se vrátí na Kobok, aby Avelard mohl </text:span><text:soft-page-break/><text:span text:style-name="T13">pracovat na své mapě.</text:span><text:span text:style-name="T9"> </text:span><text:span text:style-name="T13">V tomto díl</text:span><text:span text:style-name="T57">u</text:span><text:span text:style-name="T13"> lze přesvědčit námořníky ve Starém přístavu nebo v Ul</text:span><text:span text:style-name="T36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12">Naši hrdinové se musí vydat do podzemního k<text:span text:style-name="T88">r</text:span>álovství a najít krále Subteranů, aby jej na závěr buď zabili nebo se s ním spojili proti regentovi.</text:p>
      <text:p text:style-name="P13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9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) lze splnit pouze tímto způsobem, </text:span><text:span text:style-name="T14">proto se vyplatí s přáním počkat na konec </text:span><text:span text:style-name="T57">hry</text:span><text:span text:style-name="T14">.</text:span></text:p>
      <text:p text:style-name="P5"/>
      <text:p text:style-name="P6">Díl končí, když je splněn hlavní úkol hráčova národa a <text:span text:style-name="T87">zároveň je </text:span>regent nebo král <text:span text:style-name="T87">Subetranů</text:span> mrtev.</text:p>
      <text:p text:style-name="P6"/>
      <text:h text:style-name="Heading_20_1" text:outline-level="1">Epilog</text:h>
      <text:p text:style-name="P11">Starý magistr Avelard dopsal svůj cestopis <text:span text:style-name="T64">a poprosí svého otroka Elegia, aby si dílo přečetl a sdělil mu svůj názor.</text:span></text:p>
      <text:p text:style-name="P12">Elegius s Avelardem zrekapitulují děj a okomentují, jak dopadly příběhy jednotlivých národů a jak skončil regent.</text:p>
      <text:p text:style-name="P50">Elegius knihu chválí, ale nevěří pohádkám o magických rituálech, mořských příšerách a lidech vstávajích z hrobu. Vždyť kdo by tomu věřil?</text:p>
      <text:p text:style-name="Title"/>
      <text:p text:style-name="P57">Juki</text:p>
      <text:p text:style-name="P51">Muž</text:p>
      <text:p text:style-name="P55"><text:span text:style-name="T6"><text:tab/>Můj přítel</text:span><text:span text:style-name="T67"> </text:span><text:span text:style-name="T68">{name}</text:span><text:span text:style-name="T70"> </text:span><text:span text:style-name="T71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56">jeho </text:span><text:span text:style-name="T19">děd a všichni jukijští muži od časů Velké </text:span><text:span text:style-name="T56">potopy</text:span><text:span text:style-name="T19">.</text:span></text:p>
      <text:p text:style-name="P55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55"><text:span text:style-name="T19"><text:tab/></text:span><text:span text:style-name="T20">Vše začalo jednoho rána, právě když se měl </text:span><text:span text:style-name="T68">{name} </text:span><text:span text:style-name="T20">vydat se svým otcem</text:span><text:span text:style-name="T72"> </text:span><text:span text:style-name="T20">lovit ryby…</text:span></text:p>
      <text:p text:style-name="P52"/>
      <text:p text:style-name="P51">Žena</text:p>
      <text:p text:style-name="P55"><text:span text:style-name="T22"><text:tab/></text:span><text:span text:style-name="T23">Má drahá přítelkyně </text:span><text:span text:style-name="T69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, vařit mu výborné rybí pokrmy, šít oděvy z kůže a hlavně mu porodit co nejvíce synů.</text:span></text:p>
      <text:p text:style-name="P55"><text:span text:style-name="T23"><text:tab/>Ona však nebyla jen obyčejná jukijská dívka, a aniž by to kdokoliv v Murku mohl tušit, </text:span><text:span text:style-name="T25">měla sehrát v historii poloostrova Kobok daleko důležitější roli, než </text:span><text:span text:style-name="T26">být jen </text:span><text:span text:style-name="T25">pouhou žen</text:span><text:span text:style-name="T26">o</text:span><text:span text:style-name="T25">u rybáře. </text:span><text:span text:style-name="T27">Mnoho let předtím, </text:span><text:span text:style-name="T24">než mi bylo dopřáno té nesmírné cti j</text:span><text:span text:style-name="T27">i</text:span><text:span text:style-name="T24"> poznat </text:span><text:span text:style-name="T27">s putovat Kobokem v její družině, se její kajak stočil jiným směrem, jak říkají Jukiové.</text:span></text:p>
      <text:p text:style-name="P55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69">{name}</text:span><text:span text:style-name="T73"> </text:span><text:span text:style-name="T35">dozvěděla od svého otce strašnou novinu...</text:span></text:p>
      <text:p text:style-name="P18"/>
      <text:p text:style-name="P54"><text:span text:style-name="T1">V</text:span><text:span text:style-name="T86">esnice Murku, náčelník </text:span><text:span text:style-name="T71">Jolis</text:span></text:p>
      <text:p text:style-name="P18"/>
      <text:list xml:id="list1476356425" text:style-name="L1">
        <text:list-item>
          <text:p text:style-name="P19">jít k Vodanovu vodopádu a vykonat oběť</text:p>
        </text:list-item>
        <text:list-item>
          <text:p text:style-name="P32"><text:span text:style-name="T37">k </text:span><text:span text:style-name="T2">Adelanům poprosit o přízeň Živy</text:span></text:p>
        </text:list-item>
        <text:list-item>
          <text:p text:style-name="P20">řeka vytéká z hory, musíme najít kněžího Peruna</text:p>
        </text:list-item>
        <text:list-item>
          <text:p text:style-name="P33"><text:span text:style-name="T37">musíme </text:span><text:span text:style-name="T38">pro</text:span><text:span text:style-name="T37"> </text:span><text:span text:style-name="T39">něj do </text:span><text:span text:style-name="T37">Ulpiku</text:span><text:span text:style-name="T39"> a pak do Starého přístavu</text:span></text:p>
        </text:list-item>
        <text:list-item>
          <text:p text:style-name="P34"><text:span text:style-name="T39">v </text:span><text:span text:style-name="T2">horách je důl na Cinium, který znečišťuje řeku</text:span></text:p>
        </text:list-item>
        <text:list-item>
          <text:p text:style-name="P21"><text:span text:style-name="T77">důl spravuje regent </text:span><text:span text:style-name="T78">v </text:span><text:span text:style-name="T79">Arpegosu </text:span></text:p>
        </text:list-item>
        <text:list-item>
          <text:p text:style-name="P21">finále: </text:p>
          <text:list>
            <text:list-item>
              <text:p text:style-name="P35"><text:span text:style-name="T40">nasaď monstrum do</text:span><text:span text:style-name="T41"> dol</text:span><text:span text:style-name="T40">u</text:span><text:span text:style-name="T41"> na Cinium</text:span></text:p>
            </text:list-item>
            <text:list-item>
              <text:p text:style-name="P16"><text:span text:style-name="T75">zabij regenta </text:span><text:span text:style-name="T76">nebo krále Subteranů a přej si zrušení dolu</text:span></text:p>
            </text:list-item>
          </text:list>
        </text:list-item>
      </text:list>
      <text:p text:style-name="P17"><text:span text:style-name="T76"/></text:p>
      <text:p text:style-name="P23"><text:span text:style-name="T76"/></text:p>
      <text:p text:style-name="P58"><text:span text:style-name="T81">A</text:span>delané</text:p>
      <text:p text:style-name="P53"><text:span text:style-name="T1">V</text:span><text:span text:style-name="T86">esnice Brůdek u</text:span> řeky Jitavy, <text:span text:style-name="T86">náčelník</text:span> Valadan.</text:p>
      <text:list xml:id="list212277035" text:style-name="L2">
        <text:list-item>
          <text:p text:style-name="P24">jít ke Kalingům pro čarovné semínko</text:p>
        </text:list-item>
        <text:list-item>
          <text:p text:style-name="P25">nalézt někoho, kdo umí obětovat Moraně</text:p>
        </text:list-item>
        <text:list-item>
          <text:p text:style-name="P40"><text:span text:style-name="T2">stopa vede do Ulpiku </text:span><text:span text:style-name="T42">a na kontinent </text:span><text:span text:style-name="T43">(</text:span><text:span text:style-name="T44">II</text:span><text:span text:style-name="T43">)</text:span></text:p>
        </text:list-item>
        <text:list-item>
          <text:p text:style-name="P41"><text:span text:style-name="T42">s</text:span><text:span text:style-name="T2">topa vede zpátky na Kobok do podzemního království </text:span><text:span text:style-name="T43">(</text:span><text:span text:style-name="T44">III</text:span><text:span text:style-name="T43">)</text:span></text:p>
        </text:list-item>
        <text:list-item>
          <text:p text:style-name="P26">finále: </text:p>
          <text:list>
            <text:list-item>
              <text:p text:style-name="P42"><text:span text:style-name="T45">nauč se obřady Morany na úrověň 5</text:span><text:span text:style-name="T41"> </text:span></text:p>
            </text:list-item>
            <text:list-item>
              <text:p text:style-name="P43"><text:span text:style-name="T30">znič krále Subteranů </text:span><text:span text:style-name="T41">v Elestyru </text:span><text:span text:style-name="T45">přej si ať regent nechá žít kněžku Morany</text:span></text:p>
            </text:list-item>
            <text:list-item>
              <text:p text:style-name="P36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37"><text:span text:style-name="T31"/></text:p>
      <text:p text:style-name="P45"/>
      <text:p text:style-name="Title"/>
      <text:p text:style-name="P57">Rabarové</text:p>
      <text:p text:style-name="P56"><text:span text:style-name="T55">Hradiště</text:span><text:span text:style-name="T54"> Vysoká Batra, náčelník Bjec.</text:span></text:p>
      <text:list xml:id="list3424837215" text:style-name="L3">
        <text:list-item>
          <text:p text:style-name="P22">Jít k Jukiům pro kůže</text:p>
        </text:list-item>
        <text:list-item>
          <text:p text:style-name="P27">jdi do Tichého údolí pro lněné plátno</text:p>
        </text:list-item>
        <text:list-item>
          <text:p text:style-name="P44">jdi do Ulpiku <text:span text:style-name="T82">a potom do Star</text:span><text:span text:style-name="T42">ého přístavu </text:span><text:span text:style-name="T43">(</text:span><text:span text:style-name="T44">II</text:span><text:span text:style-name="T43">)</text:span></text:p>
        </text:list-item>
        <text:list-item>
          <text:p text:style-name="P28">zabít monstrum v Červeném moři <text:span text:style-name="T83">(</text:span><text:span text:style-name="T84">III</text:span><text:span text:style-name="T83">)</text:span></text:p>
        </text:list-item>
        <text:list-item>
          <text:p text:style-name="P22">finále: </text:p>
          <text:list>
            <text:list-item>
              <text:p text:style-name="P38"><text:span text:style-name="T46">z</text:span><text:span text:style-name="T2">aplať novou loď obchodníkovi v Ulpiku</text:span></text:p>
            </text:list-item>
            <text:list-item>
              <text:p text:style-name="P38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37"><text:span text:style-name="T33"/></text:p>
      <text:p text:style-name="P29"/>
      <text:p text:style-name="Title"/>
      <text:p text:style-name="P57">Kalinga</text:p>
      <text:p text:style-name="P29"/>
      <text:p text:style-name="P29">Vesnice O<text:span text:style-name="T85">u</text:span>nda, náčelník Adu Berenga</text:p>
      <text:p text:style-name="P29"/>
      <text:list xml:id="list2551186395" text:style-name="L4">
        <text:list-item>
          <text:p text:style-name="P46"><text:span text:style-name="T47">Jdi na lov </text:span><text:span text:style-name="T48">zmijí </text:span><text:span text:style-name="T47">s </text:span><text:span text:style-name="T49">Kibi Anwe</text:span></text:p>
        </text:list-item>
        <text:list-item>
          <text:p text:style-name="P47"><text:span text:style-name="T2">Jdi hledat Adu Berenga do Tichého údolí, </text:span><text:span text:style-name="T50">zachraň Bernarda před bogliny</text:span></text:p>
        </text:list-item>
        <text:list-item>
          <text:p text:style-name="P30">jdi hledat Adu Berenga do Velké Batry</text:p>
        </text:list-item>
        <text:list-item>
          <text:p text:style-name="P48"><text:span text:style-name="T49">Adu Berenga</text:span><text:span text:style-name="T2"> šel do Ulpiku </text:span><text:span text:style-name="T50">a byl unesen Cerelusany </text:span><text:span text:style-name="T43">(</text:span><text:span text:style-name="T44">II</text:span><text:span text:style-name="T43">)</text:span></text:p>
        </text:list-item>
        <text:list-item>
          <text:p text:style-name="P49"><text:span text:style-name="T50">J</text:span><text:span text:style-name="T2">e v</text:span><text:span text:style-name="T43">e</text:span><text:span text:style-name="T2"> </text:span><text:span text:style-name="T43">Starém přístavu</text:span><text:span text:style-name="T2"> v zajetí </text:span><text:span text:style-name="T43">(</text:span><text:span text:style-name="T44">III</text:span><text:span text:style-name="T43">)</text:span></text:p>
        </text:list-item>
        <text:list-item>
          <text:p text:style-name="P31">finále: </text:p>
          <text:list>
            <text:list-item>
              <text:p text:style-name="P46"><text:span text:style-name="T51">vymě</text:span><text:span text:style-name="T52">ň</text:span><text:span text:style-name="T53"> </text:span><text:span text:style-name="T51">Adu Berenga za Troglodyta</text:span></text:p>
            </text:list-item>
            <text:list-item>
              <text:p text:style-name="P39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2-07-03T01:37:43.886000000</dc:date>
    <meta:editing-duration>PT3H3M10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6" meta:paragraph-count="73" meta:word-count="1084" meta:character-count="6390" meta:non-whitespace-character-count="5386"/>
  </office:meta>
</office:document-meta>
</file>